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b5f3" officeooo:paragraph-rsid="0019b5f3"/>
    </style:style>
    <style:style style:name="P2" style:family="paragraph" style:parent-style-name="Standard">
      <style:text-properties officeooo:rsid="001b9dae" officeooo:paragraph-rsid="001b9dae"/>
    </style:style>
    <style:style style:name="P3" style:family="paragraph" style:parent-style-name="Standard">
      <style:text-properties officeooo:rsid="001b9dae" officeooo:paragraph-rsid="001d53b3"/>
    </style:style>
    <style:style style:name="P4" style:family="paragraph" style:parent-style-name="Standard">
      <style:paragraph-properties fo:orphans="2" fo:widows="2"/>
      <style:text-properties officeooo:paragraph-rsid="0019b5f3"/>
    </style:style>
    <style:style style:name="P5" style:family="paragraph" style:parent-style-name="Standard">
      <style:text-properties officeooo:rsid="001d53b3" officeooo:paragraph-rsid="001d53b3"/>
    </style:style>
    <style:style style:name="P6" style:family="paragraph" style:parent-style-name="Standard">
      <style:text-properties officeooo:rsid="001d53b3" officeooo:paragraph-rsid="001eb01c"/>
    </style:style>
    <style:style style:name="P7" style:family="paragraph" style:parent-style-name="Standard">
      <style:text-properties officeooo:rsid="001d53b3" officeooo:paragraph-rsid="002278a0"/>
    </style:style>
    <style:style style:name="P8" style:family="paragraph" style:parent-style-name="Standard">
      <style:text-properties officeooo:rsid="001d53b3" officeooo:paragraph-rsid="002438dd"/>
    </style:style>
    <style:style style:name="P9" style:family="paragraph" style:parent-style-name="Standard">
      <style:text-properties officeooo:rsid="001d53b3" officeooo:paragraph-rsid="0025836e"/>
    </style:style>
    <style:style style:name="P10" style:family="paragraph" style:parent-style-name="Standard">
      <style:text-properties officeooo:rsid="001d53b3" officeooo:paragraph-rsid="0027fadf"/>
    </style:style>
    <style:style style:name="P11" style:family="paragraph" style:parent-style-name="Standard">
      <style:text-properties officeooo:rsid="001d53b3" officeooo:paragraph-rsid="00290125"/>
    </style:style>
    <style:style style:name="P12" style:family="paragraph" style:parent-style-name="Standard">
      <style:text-properties officeooo:rsid="0020ec1b" officeooo:paragraph-rsid="0020ec1b"/>
    </style:style>
    <style:style style:name="P13" style:family="paragraph" style:parent-style-name="Standard">
      <style:text-properties officeooo:rsid="002278a0" officeooo:paragraph-rsid="002278a0"/>
    </style:style>
    <style:style style:name="P14" style:family="paragraph" style:parent-style-name="Standard">
      <style:text-properties officeooo:rsid="002438dd" officeooo:paragraph-rsid="002438dd"/>
    </style:style>
    <style:style style:name="P15" style:family="paragraph" style:parent-style-name="Standard">
      <style:text-properties officeooo:rsid="002438dd" officeooo:paragraph-rsid="0027fadf"/>
    </style:style>
    <style:style style:name="P16" style:family="paragraph" style:parent-style-name="Standard">
      <style:text-properties officeooo:rsid="002438dd" officeooo:paragraph-rsid="00290125"/>
    </style:style>
    <style:style style:name="T1" style:family="text">
      <style:text-properties officeooo:rsid="001b9dae"/>
    </style:style>
    <style:style style:name="T2" style:family="text">
      <style:text-properties fo:font-variant="normal" fo:text-transform="none" style:font-name="Segoe UI" fo:font-size="10.5pt" fo:letter-spacing="normal" fo:font-style="normal" fo:font-weight="normal" officeooo:rsid="0019b5f3"/>
    </style:style>
    <style:style style:name="T3" style:family="text">
      <style:text-properties officeooo:rsid="001eb01c"/>
    </style:style>
    <style:style style:name="T4" style:family="text">
      <style:text-properties officeooo:rsid="001f30d6"/>
    </style:style>
    <style:style style:name="T5" style:family="text">
      <style:text-properties officeooo:rsid="0020ec1b"/>
    </style:style>
    <style:style style:name="T6" style:family="text">
      <style:text-properties officeooo:rsid="002278a0"/>
    </style:style>
    <style:style style:name="T7" style:family="text">
      <style:text-properties officeooo:rsid="002438dd"/>
    </style:style>
    <style:style style:name="T8" style:family="text">
      <style:text-properties officeooo:rsid="0025836e"/>
    </style:style>
    <style:style style:name="T9" style:family="text">
      <style:text-properties officeooo:rsid="0027fadf"/>
    </style:style>
    <style:style style:name="T10" style:family="text">
      <style:text-properties officeooo:rsid="0029012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3849997659360" text:id="ct93849997659360">
          <text:insertion>
            <office:change-info>
              <dc:creator>Unknown Author</dc:creator>
              <dc:date>2020-04-01T13:21:22</dc:date>
            </office:change-info>
          </text:insertion>
        </text:changed-region>
        <text:changed-region xml:id="ct93849988009248" text:id="ct93849988009248">
          <text:insertion>
            <office:change-info>
              <dc:creator>Unknown Author</dc:creator>
              <dc:date>2020-04-01T13:23:27</dc:date>
            </office:change-info>
          </text:insertion>
        </text:changed-region>
        <text:changed-region xml:id="ct93850007942496" text:id="ct93850007942496">
          <text:deletion>
            <office:change-info>
              <dc:creator>Unknown Author</dc:creator>
              <dc:date>2020-04-01T13:23:05</dc:date>
            </office:change-info>
            <text:p text:style-name="P2"><text:span text:style-name="T5">1</text:span>2</text:p>
          </text:deletion>
        </text:changed-region>
        <text:changed-region xml:id="ct93849993054304" text:id="ct93849993054304">
          <text:insertion>
            <office:change-info>
              <dc:creator>Unknown Author</dc:creator>
              <dc:date>2020-04-01T13:23:24</dc:date>
            </office:change-info>
          </text:insertion>
        </text:changed-region>
        <text:changed-region xml:id="ct93850008956432" text:id="ct93850008956432">
          <text:deletion>
            <office:change-info>
              <dc:creator>Unknown Author</dc:creator>
              <dc:date>2020-04-01T13:23:10</dc:date>
            </office:change-info>
            <text:p text:style-name="P9">12</text:p>
          </text:deletion>
        </text:changed-region>
        <text:changed-region xml:id="ct93850012365136" text:id="ct93850012365136">
          <text:insertion>
            <office:change-info>
              <dc:creator>Unknown Author</dc:creator>
              <dc:date>2020-04-01T13:43:16</dc:date>
            </office:change-info>
          </text:insertion>
        </text:changed-region>
        <text:changed-region xml:id="ct93850005356640" text:id="ct93850005356640">
          <text:insertion>
            <office:change-info>
              <dc:creator>Unknown Author</dc:creator>
              <dc:date>2020-04-01T13:50:22</dc:date>
            </office:change-info>
          </text:insertion>
        </text:changed-region>
        <text:changed-region xml:id="ct93850007827168" text:id="ct93850007827168">
          <text:deletion>
            <office:change-info>
              <dc:creator>Unknown Author</dc:creator>
              <dc:date>2020-04-01T13:50:22</dc:date>
            </office:change-info>
            <text:p text:style-name="P6">0.52443</text:p>
          </text:deletion>
        </text:changed-region>
        <text:changed-region xml:id="ct93849989121360" text:id="ct93849989121360">
          <text:insertion>
            <office:change-info>
              <dc:creator>Unknown Author</dc:creator>
              <dc:date>2020-04-01T13:21:47</dc:date>
            </office:change-info>
          </text:insertion>
        </text:changed-region>
        <text:changed-region xml:id="ct93850000833232" text:id="ct93850000833232">
          <text:insertion>
            <office:change-info>
              <dc:creator>Unknown Author</dc:creator>
              <dc:date>2020-04-01T13:52:44</dc:date>
            </office:change-info>
          </text:insertion>
        </text:changed-region>
        <text:changed-region xml:id="ct93849993279216" text:id="ct93849993279216">
          <text:insertion>
            <office:change-info>
              <dc:creator>Unknown Author</dc:creator>
              <dc:date>2020-04-01T13:22:30</dc:date>
            </office:change-info>
          </text:insertion>
        </text:changed-region>
        <text:changed-region xml:id="ct93849997784512" text:id="ct93849997784512">
          <text:insertion>
            <office:change-info>
              <dc:creator>Unknown Author</dc:creator>
              <dc:date>2020-04-01T13:29:24</dc:date>
            </office:change-info>
          </text:insertion>
        </text:changed-region>
        <text:changed-region xml:id="ct93849997354256" text:id="ct93849997354256">
          <text:insertion>
            <office:change-info>
              <dc:creator>Unknown Author</dc:creator>
              <dc:date>2020-04-01T13:50:24</dc:date>
            </office:change-info>
          </text:insertion>
        </text:changed-region>
        <text:changed-region xml:id="ct93849979814432" text:id="ct93849979814432">
          <text:deletion>
            <office:change-info>
              <dc:creator>Unknown Author</dc:creator>
              <dc:date>2020-04-01T13:50:24</dc:date>
            </office:change-info>
            <text:p text:style-name="P9">0.52443</text:p>
          </text:deletion>
        </text:changed-region>
        <text:changed-region xml:id="ct93849989057136" text:id="ct93849989057136">
          <text:insertion>
            <office:change-info>
              <dc:creator>Unknown Author</dc:creator>
              <dc:date>2020-04-01T13:52:46</dc:date>
            </office:change-info>
          </text:insertion>
        </text:changed-region>
        <text:changed-region xml:id="ct93850014525584" text:id="ct93850014525584">
          <text:deletion>
            <office:change-info>
              <dc:creator>Unknown Author</dc:creator>
              <dc:date>2020-04-01T13:52:46</dc:date>
            </office:change-info>
            <text:p text:style-name="P9"><text:span text:style-name="T5">5.67443</text:span></text:p>
          </text:deletion>
        </text:changed-region>
        <text:changed-region xml:id="ct93850008207904" text:id="ct93850008207904">
          <text:insertion>
            <office:change-info>
              <dc:creator>Unknown Author</dc:creator>
              <dc:date>2020-04-01T13:33:07</dc:date>
            </office:change-info>
          </text:insertion>
        </text:changed-region>
        <text:changed-region xml:id="ct93849998790336" text:id="ct93849998790336">
          <text:insertion>
            <office:change-info>
              <dc:creator>Unknown Author</dc:creator>
              <dc:date>2020-04-01T13:33:07</dc:date>
            </office:change-info>
          </text:insertion>
        </text:changed-region>
        <text:changed-region xml:id="ct93849976986272" text:id="ct93849976986272">
          <text:insertion>
            <office:change-info>
              <dc:creator>Unknown Author</dc:creator>
              <dc:date>2020-04-01T13:33:07</dc:date>
            </office:change-info>
          </text:insertion>
        </text:changed-region>
        <text:changed-region xml:id="ct93850002327824" text:id="ct93850002327824">
          <text:insertion>
            <office:change-info>
              <dc:creator>Unknown Author</dc:creator>
              <dc:date>2020-04-01T13:33:07</dc:date>
            </office:change-info>
          </text:insertion>
        </text:changed-region>
        <text:changed-region xml:id="ct93849990780688" text:id="ct93849990780688">
          <text:insertion>
            <office:change-info>
              <dc:creator>Unknown Author</dc:creator>
              <dc:date>2020-04-01T13:33:07</dc:date>
            </office:change-info>
          </text:insertion>
        </text:changed-region>
        <text:changed-region xml:id="ct93850008234736" text:id="ct93850008234736">
          <text:insertion>
            <office:change-info>
              <dc:creator>Unknown Author</dc:creator>
              <dc:date>2020-04-01T13:33:07</dc:date>
            </office:change-info>
          </text:insertion>
        </text:changed-region>
        <text:changed-region xml:id="ct93850002487312" text:id="ct93850002487312">
          <text:insertion>
            <office:change-info>
              <dc:creator>Unknown Author</dc:creator>
              <dc:date>2020-04-01T13:34:09</dc:date>
            </office:change-info>
          </text:insertion>
        </text:changed-region>
        <text:changed-region xml:id="ct93850008143056" text:id="ct93850008143056">
          <text:insertion>
            <office:change-info>
              <dc:creator>Unknown Author</dc:creator>
              <dc:date>2020-04-01T13:53:45</dc:date>
            </office:change-info>
          </text:insertion>
        </text:changed-region>
        <text:changed-region xml:id="ct93849994093728" text:id="ct93849994093728">
          <text:insertion>
            <office:change-info>
              <dc:creator>Unknown Author</dc:creator>
              <dc:date>2020-04-01T13:35:37</dc:date>
            </office:change-info>
          </text:insertion>
        </text:changed-region>
        <text:changed-region xml:id="ct93850007089328" text:id="ct93850007089328">
          <text:insertion>
            <office:change-info>
              <dc:creator>Unknown Author</dc:creator>
              <dc:date>2020-04-01T13:36:18</dc:date>
            </office:change-info>
          </text:insertion>
        </text:changed-region>
        <text:changed-region xml:id="ct93850001878752" text:id="ct93850001878752">
          <text:insertion>
            <office:change-info>
              <dc:creator>Unknown Author</dc:creator>
              <dc:date>2020-04-01T13:36:18</dc:date>
            </office:change-info>
          </text:insertion>
        </text:changed-region>
        <text:changed-region xml:id="ct93850008088096" text:id="ct93850008088096">
          <text:insertion>
            <office:change-info>
              <dc:creator>Unknown Author</dc:creator>
              <dc:date>2020-04-01T13:36:18</dc:date>
            </office:change-info>
          </text:insertion>
        </text:changed-region>
        <text:changed-region xml:id="ct93849989384384" text:id="ct93849989384384">
          <text:insertion>
            <office:change-info>
              <dc:creator>Unknown Author</dc:creator>
              <dc:date>2020-04-01T13:36:18</dc:date>
            </office:change-info>
          </text:insertion>
        </text:changed-region>
        <text:changed-region xml:id="ct93850002766768" text:id="ct93850002766768">
          <text:insertion>
            <office:change-info>
              <dc:creator>Unknown Author</dc:creator>
              <dc:date>2020-04-01T14:04:36</dc:date>
            </office:change-info>
          </text:insertion>
        </text:changed-region>
        <text:changed-region xml:id="ct93850001017248" text:id="ct93850001017248">
          <text:insertion>
            <office:change-info>
              <dc:creator>Unknown Author</dc:creator>
              <dc:date>2020-04-01T14:09:35</dc:date>
            </office:change-info>
          </text:insertion>
        </text:changed-region>
        <text:changed-region xml:id="ct93849990817072" text:id="ct93849990817072">
          <text:insertion>
            <office:change-info>
              <dc:creator>Unknown Author</dc:creator>
              <dc:date>2020-04-01T13:37:07</dc:date>
            </office:change-info>
          </text:insertion>
        </text:changed-region>
        <text:changed-region xml:id="ct93850005672672" text:id="ct93850005672672">
          <text:insertion>
            <office:change-info>
              <dc:creator>Unknown Author</dc:creator>
              <dc:date>2020-04-01T13:37:07</dc:date>
            </office:change-info>
          </text:insertion>
        </text:changed-region>
        <text:changed-region xml:id="ct93849997484080" text:id="ct93849997484080">
          <text:insertion>
            <office:change-info>
              <dc:creator>Unknown Author</dc:creator>
              <dc:date>2020-04-01T14:08:20</dc:date>
            </office:change-info>
          </text:insertion>
        </text:changed-region>
        <text:changed-region xml:id="ct93849997605520" text:id="ct93849997605520">
          <text:deletion>
            <office:change-info>
              <dc:creator>Unknown Author</dc:creator>
              <dc:date>2020-04-01T14:08:11</dc:date>
            </office:change-info>
            <text:p text:style-name="P11"><text:span text:style-name="T10">-2.16007</text:span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x1^2 + x1*x2 + x2^2 – 7 = 0</text:p>
      <text:p text:style-name="P1">x1^3 + x2^3 – 9 = 0</text:p>
      <text:p text:style-name="P4"><text:span text:style-name="T2">cu aproximatia initiala x0=[1.5 0.5]’</text:span></text:p>
      <text:p text:style-name="Standard"/>
      <text:p text:style-name="P1">f1(x1,x2) = x1^2 + x1*x2 + x2^2 – 7</text:p>
      <text:p text:style-name="P1">f2(x1,x2) = x1^3 + x2^3 – 9</text:p>
      <text:p text:style-name="P1">F = (f1, f2)</text:p>
      <text:p text:style-name="P1"/>
      <text:p text:style-name="P1">df1/dx1 = 2*x1 + x2</text:p>
      <text:p text:style-name="P1">df2/dx1 = 3*x1^2</text:p>
      <text:p text:style-name="P1">df1/dx2 = x1 + 2*x2</text:p>
      <text:p text:style-name="P1">df2/dx2 = 3*x2^2</text:p>
      <text:p text:style-name="P1"/>
      <text:p text:style-name="P1"/>
      <text:p text:style-name="P1"><text:tab/><text:tab/>2*x1 + x2<text:tab/>x1 + 2*x2<text:tab/></text:p>
      <text:p text:style-name="P1">deltaF =<text:tab/></text:p>
      <text:p text:style-name="P1"><text:tab/><text:tab/>3*<text:span text:style-name="T3">(</text:span>x1^2<text:span text:style-name="T3">)</text:span><text:tab/>3*<text:span text:style-name="T3">(</text:span>x2^2<text:change-start text:change-id="ct93849997659360"/><text:span text:style-name="T4">)</text:span><text:change-end text:change-id="ct93849997659360"/></text:p>
      <text:p text:style-name="P1"/>
      <text:p text:style-name="P1"/>
      <text:p text:style-name="P1"/>
      <text:p text:style-name="P1"><text:tab/><text:tab/><text:span text:style-name="T1">3.5<text:tab/>2.5</text:span></text:p>
      <text:p text:style-name="P2">deltaF(x0) = </text:p>
      <text:p text:style-name="P2"><text:tab/><text:tab/>6.75<text:tab/>0.75</text:p>
      <text:p text:style-name="P2"/>
      <text:p text:style-name="P2"/>
      <text:p text:style-name="P2">f1(1.5, 0.5) = -3.75</text:p>
      <text:p text:style-name="P2">f2(1.5, 05.) = -5.5</text:p>
      <text:p text:style-name="P2"/>
      <text:p text:style-name="P2">3.5<text:tab/>2.5<text:tab/><text:tab/><text:span text:style-name="T8">delta x1</text:span>1<text:tab/><text:tab/>3.75</text:p>
      <text:p text:style-name="P2"><text:tab/><text:tab/>*<text:tab/><text:tab/><text:tab/>=<text:tab/><text:tab/></text:p>
      <text:p text:style-name="P2">6.75<text:tab/>0.75<text:tab/><text:tab/><text:span text:style-name="T8">delta </text:span>x<text:change-start text:change-id="ct93849988009248"/><text:span text:style-name="T5">12</text:span><text:change-end text:change-id="ct93849988009248"/><text:change text:change-id="ct93850007942496"/><text:tab/><text:tab/>5.5</text:p>
      <text:p text:style-name="P2"/>
      <text:p text:style-name="P2"/>
      <text:p text:style-name="P2">3.5<text:tab/>2.5<text:tab/>|<text:tab/>3.75<text:tab/><text:tab/></text:p>
      <text:p text:style-name="P2"/>
      <text:p text:style-name="P2">6.75<text:tab/>0.75<text:tab/>|<text:tab/>5.5</text:p>
      <text:p text:style-name="P2"/>
      <text:p text:style-name="P2">L2-L1*6.75/3.5</text:p>
      <text:p text:style-name="P2"/>
      <text:p text:style-name="P5">3.5<text:tab/>2.5<text:tab/><text:tab/>|<text:tab/>3.75</text:p>
      <text:p text:style-name="P5"/>
      <text:p text:style-name="P5">0<text:tab/>4.07143<text:tab/>|<text:tab/>-1.73214</text:p>
      <text:p text:style-name="P5"/>
      <text:p text:style-name="P9"><text:span text:style-name="T9">delta </text:span>x02*4.07143 = -1.73214 =&gt; <text:span text:style-name="T8">delta</text:span> x<text:change-start text:change-id="ct93849993054304"/><text:span text:style-name="T5">12</text:span><text:change-end text:change-id="ct93849993054304"/><text:change text:change-id="ct93850008956432"/> = -0.42544<text:tab/><text:span text:style-name="T8">=&gt; <text:s text:c="2"/>x12 = delta</text:span> x<text:span text:style-name="T5">12</text:span> <text:span text:style-name="T8">+ 0.5 = 0.07456</text:span></text:p>
      <text:p text:style-name="P5"/>
      <text:p text:style-name="P9">3.5*<text:span text:style-name="T9">delta </text:span>x01 + 2.5*-0.42544 = 3.75 =&gt; <text:span text:style-name="T8">delta </text:span>x11 = 1.37531 <text:span text:style-name="T8">=&gt; x11= delta x11 + 1.5 = </text:span><text:change-start text:change-id="ct93850012365136"/><text:span text:style-name="T8"><text:s/></text:span><text:change-end text:change-id="ct93850012365136"/><text:span text:style-name="T8">2.87531</text:span></text:p>
      <text:p text:style-name="P5"><text:tab/></text:p>
      <text:p text:style-name="P6"><text:tab/><text:tab/></text:p>
      <text:p text:style-name="P6"/>
      <text:p text:style-name="P6"><text:soft-page-break/><text:span text:style-name="T3"><text:tab/><text:tab/>5.82518</text:span><text:tab/><text:change-start text:change-id="ct93850005356640"/>3.02443<text:change-end text:change-id="ct93850005356640"/><text:change text:change-id="ct93850007827168"/></text:p>
      <text:p text:style-name="P5">deltaF(x1) = </text:p>
      <text:p text:style-name="P5"><text:tab/><text:tab/><text:change-start text:change-id="ct93849989121360"/><text:span text:style-name="T5">0.543<text:tab/><text:tab/></text:span><text:change-end text:change-id="ct93849989121360"/><text:change-start text:change-id="ct93850000833232"/><text:span text:style-name="T5">0.01667</text:span><text:change-end text:change-id="ct93850000833232"/><text:change-start text:change-id="ct93849993279216"/></text:p>
      <text:p text:style-name="P5"/>
      <text:p text:style-name="P5"/>
      <text:p text:style-name="P12">f1(x11,x12)=<text:change-end text:change-id="ct93849993279216"/>1.4873<text:span text:style-name="T8">5</text:span><text:change-start text:change-id="ct93849997784512"/></text:p>
      <text:p text:style-name="P13">f2(x11,x12)=<text:change-end text:change-id="ct93849997784512"/>14.77177</text:p>
      <text:p text:style-name="P5"><text:tab/><text:tab/></text:p>
      <text:p text:style-name="P5"/>
      <text:p text:style-name="P9">5.82518<text:tab/><text:tab/><text:change-start text:change-id="ct93849997354256"/>3.02443<text:change-end text:change-id="ct93849997354256"/><text:change text:change-id="ct93849979814432"/><text:tab/><text:tab/><text:span text:style-name="T10">delta x21<text:tab/><text:tab/>1.48735</text:span></text:p>
      <text:p text:style-name="P7"><text:tab/><text:tab/><text:tab/><text:tab/><text:tab/>*<text:tab/><text:tab/><text:tab/><text:span text:style-name="T6">=</text:span></text:p>
      <text:p text:style-name="P9"><text:span text:style-name="T5">24.80222<text:tab/><text:tab/></text:span><text:change-start text:change-id="ct93849989057136"/><text:span text:style-name="T5">0.01667</text:span><text:change-end text:change-id="ct93849989057136"/><text:change text:change-id="ct93850014525584"/><text:span text:style-name="T5"><text:tab/><text:tab/>deltax22</text:span><text:change-start text:change-id="ct93850008207904"/><text:span text:style-name="T5"><text:tab/><text:tab/></text:span><text:change-end text:change-id="ct93850008207904"/><text:span text:style-name="T5">14.77177</text:span><text:change-start text:change-id="ct93849998790336"/></text:p>
      <text:p text:style-name="P7"/>
      <text:p text:style-name="P7"/>
      <text:p text:style-name="P10">5.82518<text:tab/><text:change-end text:change-id="ct93849998790336"/><text:tab/><text:change-start text:change-id="ct93849976986272"/>3.02443<text:tab/><text:change-end text:change-id="ct93849976986272"/><text:tab/><text:change-start text:change-id="ct93850002327824"/><text:span text:style-name="T6">|<text:tab/>1.48735</text:span></text:p>
      <text:p text:style-name="P7"><text:tab/><text:tab/><text:tab/><text:tab/></text:p>
      <text:p text:style-name="P10"><text:change-end text:change-id="ct93850002327824"/><text:span text:style-name="T5">24.80222</text:span><text:change-start text:change-id="ct93849990780688"/><text:span text:style-name="T5"><text:tab/><text:tab/>0.01667<text:tab/></text:span><text:change-end text:change-id="ct93849990780688"/><text:span text:style-name="T5"><text:tab/></text:span><text:change-start text:change-id="ct93850008234736"/><text:span text:style-name="T5">|<text:tab/>14.77177</text:span></text:p>
      <text:p text:style-name="P7"><text:change-end text:change-id="ct93850008234736"/><text:change-start text:change-id="ct93850002487312"/></text:p>
      <text:p text:style-name="P15">L2 - L1*<text:span text:style-name="T5">24.80222/5.82518</text:span></text:p>
      <text:p text:style-name="P7"/>
      <text:p text:style-name="P9">5.82518<text:tab/>3.02443<text:tab/><text:span text:style-name="T6">|<text:tab/>-5.51263</text:span></text:p>
      <text:p text:style-name="P8"/>
      <text:p text:style-name="P14">0<text:tab/><text:tab/><text:change-end text:change-id="ct93850002487312"/><text:change-start text:change-id="ct93850008143056"/>-12.86062<text:change-end text:change-id="ct93850008143056"/><text:change-start text:change-id="ct93849994093728"/><text:tab/>|<text:tab/><text:change-end text:change-id="ct93849994093728"/>18.28318<text:change-start text:change-id="ct93850007089328"/></text:p>
      <text:p text:style-name="P14"/>
      <text:p text:style-name="P16"><text:change-end text:change-id="ct93850007089328"/><text:span text:style-name="T10">delta </text:span><text:change-start text:change-id="ct93850001878752"/>x22* <text:change-end text:change-id="ct93850001878752"/>-12.86062<text:change-start text:change-id="ct93850008088096"/> = <text:change-end text:change-id="ct93850008088096"/>18.28318 <text:change-start text:change-id="ct93849989384384"/>=&gt; <text:span text:style-name="T10">delta </text:span>x22 = <text:change-end text:change-id="ct93849989384384"/><text:change-start text:change-id="ct93850002766768"/>-1.42164<text:change-end text:change-id="ct93850002766768"/> <text:span text:style-name="T10">=&gt; x22 = </text:span><text:change-start text:change-id="ct93850001017248"/><text:span text:style-name="T10">-1.34708</text:span><text:change-end text:change-id="ct93850001017248"/><text:change-start text:change-id="ct93849990817072"/></text:p>
      <text:p text:style-name="P14"/>
      <text:p text:style-name="P11">5.82518*<text:change-end text:change-id="ct93849990817072"/><text:span text:style-name="T10">delta </text:span><text:change-start text:change-id="ct93850005672672"/><text:span text:style-name="T10">x21 + </text:span>3.02443*<text:span text:style-name="T7">(-1.42164) = -5.51263</text:span><text:change-end text:change-id="ct93850005672672"/><text:span text:style-name="T7"> =&gt; </text:span><text:change-start text:change-id="ct93849997484080"/><text:span text:style-name="T7">delta </text:span><text:change-end text:change-id="ct93849997484080"/><text:span text:style-name="T7">x21 = -0.20823 =&gt; x22=2.66708</text:span></text:p>
      <text:p text:style-name="P11"/>
      <text:p text:style-name="P11"><text:span text:style-name="T10">REZULTAT NEOPTIM =&gt; FIE GRESELI UMANE FIE ROTUNJIRI NEEXACTE GAUSS</text:span></text:p>
      <text:p text:style-name="P11"/>
      <text:p text:style-name="P11"><text:change text:change-id="ct93849997605520"/></text:p>
      <text:p text:style-name="P5"/>
      <text:p text:style-name="P5"/>
      <text:p text:style-name="P5"/>
      <text:p text:style-name="P5"/>
      <text:p text:style-name="P3"/>
      <text:p text:style-name="P2"/>
      <text:p text:style-name="P2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1T12:40:13.916536559</meta:creation-date>
    <dc:date>2020-04-01T14:15:31.406420069</dc:date>
    <meta:editing-duration>PT18M34S</meta:editing-duration>
    <meta:editing-cycles>6</meta:editing-cycles>
    <meta:generator>LibreOffice/6.2.8.2$Linux_X86_64 LibreOffice_project/20$Build-2</meta:generator>
    <meta:document-statistic meta:table-count="0" meta:image-count="0" meta:object-count="0" meta:page-count="2" meta:paragraph-count="49" meta:word-count="218" meta:character-count="1204" meta:non-whitespace-character-count="964"/>
  </office:meta>
</office:document-meta>
</file>